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GraphikCy" svg:font-family="GraphikCy, 'Helvetica CY', Arial, sans-serif"/>
    <style:font-face style:name="Lohit Devanagari1" svg:font-family="'Lohit Devanagari'"/>
    <style:font-face style:name="monospace" svg:font-family="monospace"/>
    <style:font-face style:name="sans-serif" svg:font-family="sans-serif"/>
    <style:font-face style:name="zeitung" svg:font-family="zeitung, sans-serif"/>
    <style:font-face style:name="Times" svg:font-family="Times" style:font-family-generic="roman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8.241cm"/>
    </style:style>
    <style:style style:name="Таблица1.B" style:family="table-column">
      <style:table-column-properties style:column-width="8.24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0.776cm"/>
          <style:tab-stop style:position="16.484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.552cm"/>
          <style:tab-stop style:position="16.484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84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fo:font-size="12pt" style:font-size-asian="12pt" style:font-name-complex="Times New Roman2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2pt" style:font-name-complex="Times New Roman2" style:font-size-complex="12pt"/>
    </style:style>
    <style:style style:name="P7" style:family="paragraph" style:parent-style-name="Standard">
      <style:paragraph-properties>
        <style:tab-stops>
          <style:tab-stop style:position="4.001cm"/>
          <style:tab-stop style:position="8.001cm"/>
          <style:tab-stop style:position="11.001cm"/>
          <style:tab-stop style:position="12.002cm"/>
        </style:tab-stops>
      </style:paragraph-properties>
      <style:text-properties fo:font-size="12pt" style:font-size-asian="12pt" style:font-name-complex="Times New Roman2" style:font-size-complex="12pt"/>
    </style:style>
    <style:style style:name="P8" style:family="paragraph" style:parent-style-name="Standard">
      <style:paragraph-properties>
        <style:tab-stops>
          <style:tab-stop style:position="4.001cm"/>
          <style:tab-stop style:position="9.001cm"/>
          <style:tab-stop style:position="12.002cm"/>
          <style:tab-stop style:position="13.002cm"/>
        </style:tab-stops>
      </style:paragraph-properties>
      <style:text-properties fo:font-size="12pt" style:font-size-asian="12pt" style:font-name-complex="Times New Roman2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>
        <style:tab-stops>
          <style:tab-stop style:position="4.001cm"/>
          <style:tab-stop style:position="9.502cm"/>
          <style:tab-stop style:position="12.002cm"/>
          <style:tab-stop style:position="12.753cm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4.001cm"/>
          <style:tab-stop style:position="9.502cm"/>
          <style:tab-stop style:position="12.002cm"/>
          <style:tab-stop style:position="13.002cm"/>
        </style:tab-stops>
      </style:paragraph-properties>
    </style:style>
    <style:style style:name="P12" style:family="paragraph" style:parent-style-name="Standard">
      <style:paragraph-properties>
        <style:tab-stops>
          <style:tab-stop style:position="4.001cm"/>
          <style:tab-stop style:position="9.502cm"/>
          <style:tab-stop style:position="12.002cm"/>
          <style:tab-stop style:position="13.002cm"/>
          <style:tab-stop style:position="16.002cm"/>
        </style:tab-stops>
      </style:paragraph-properties>
    </style:style>
    <style:style style:name="P13" style:family="paragraph" style:parent-style-name="Standard">
      <style:text-properties style:language-asian="ru" style:country-asian="RU" style:font-name-complex="Times New Roman2" style:font-size-complex="14pt"/>
    </style:style>
    <style:style style:name="P14" style:family="paragraph" style:parent-style-name="Standard">
      <style:text-properties fo:font-weight="bold" style:font-weight-asian="bold" style:font-name-complex="Times New Roman2" style:font-weight-complex="bold"/>
    </style:style>
    <style:style style:name="P15" style:family="paragraph" style:parent-style-name="Standard">
      <style:text-properties style:font-name-complex="Times New Roman2" style:font-size-complex="14pt"/>
    </style:style>
    <style:style style:name="P16" style:family="paragraph" style:parent-style-name="Standard">
      <style:paragraph-properties fo:line-height="150%"/>
      <style:text-properties style:font-name-complex="Times New Roman2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-complex="Times New Roman2"/>
    </style:style>
    <style:style style:name="P18" style:family="paragraph" style:parent-style-name="Standard">
      <style:paragraph-properties fo:text-align="center" style:justify-single-word="false"/>
      <style:text-properties fo:text-transform="uppercase" style:font-name-complex="Times New Roman2"/>
    </style:style>
    <style:style style:name="P19" style:family="paragraph" style:parent-style-name="Standard">
      <style:paragraph-properties fo:text-align="center" style:justify-single-word="false"/>
      <style:text-properties fo:text-transform="uppercase" fo:font-size="16pt" fo:font-weight="bold" style:font-size-asian="16pt" style:font-weight-asian="bold" style:font-name-complex="Times New Roman2" style:font-size-complex="14pt"/>
    </style:style>
    <style:style style:name="P20" style:family="paragraph" style:parent-style-name="Standard">
      <style:paragraph-properties fo:line-height="150%" fo:text-align="end" style:justify-single-word="false"/>
      <style:text-properties fo:font-style="italic" style:font-style-asian="italic" style:font-style-complex="italic"/>
    </style:style>
    <style:style style:name="P21" style:family="paragraph" style:parent-style-name="Standard">
      <style:paragraph-properties fo:margin-left="0cm" fo:margin-right="0cm" fo:line-height="150%" fo:text-indent="1.249cm" style:auto-text-indent="false"/>
      <style:text-properties officeooo:paragraph-rsid="0004e859"/>
    </style:style>
    <style:style style:name="P22" style:family="paragraph" style:parent-style-name="Standard">
      <style:paragraph-properties fo:margin-left="0cm" fo:margin-right="0cm" fo:line-height="150%" fo:text-indent="0.635cm" style:auto-text-indent="false"/>
    </style:style>
    <style:style style:name="P23" style:family="paragraph" style:parent-style-name="Standard">
      <style:paragraph-properties fo:margin-left="0cm" fo:margin-right="0cm" fo:line-height="150%" fo:text-indent="0.635cm" style:auto-text-indent="false"/>
      <style:text-properties officeooo:paragraph-rsid="0008333e"/>
    </style:style>
    <style:style style:name="P24" style:family="paragraph" style:parent-style-name="Standard">
      <style:paragraph-properties fo:margin-left="0cm" fo:margin-right="0cm" fo:margin-top="0.212cm" fo:margin-bottom="0cm" loext:contextual-spacing="false" fo:text-indent="1.251cm" style:auto-text-indent="false"/>
      <style:text-properties style:font-name-complex="Times New Roman2" style:font-size-complex="14pt"/>
    </style:style>
    <style:style style:name="P25" style:family="paragraph" style:parent-style-name="Standard">
      <style:paragraph-properties fo:margin-left="0cm" fo:margin-right="0cm" fo:margin-top="0.212cm" fo:margin-bottom="0cm" loext:contextual-spacing="false" fo:line-height="150%" fo:text-indent="1.251cm" style:auto-text-indent="false"/>
      <style:text-properties style:font-name-complex="Times New Roman2" style:font-size-complex="14pt"/>
    </style:style>
    <style:style style:name="P26" style:family="paragraph" style:parent-style-name="Standard">
      <style:paragraph-properties fo:margin-left="0cm" fo:margin-right="0cm" fo:margin-top="0.212cm" fo:margin-bottom="0cm" loext:contextual-spacing="false" fo:line-height="150%" fo:text-indent="1.251cm" style:auto-text-indent="false"/>
    </style:style>
    <style:style style:name="P27" style:family="paragraph" style:parent-style-name="Standard">
      <style:paragraph-properties fo:margin-left="0cm" fo:margin-right="0cm" fo:line-height="150%" fo:text-indent="-0.25cm" style:auto-text-indent="false"/>
      <style:text-properties style:font-name-complex="Times New Roman2" style:font-size-complex="14pt"/>
    </style:style>
    <style:style style:name="P28" style:family="paragraph" style:parent-style-name="Standard">
      <style:paragraph-properties fo:margin-left="0cm" fo:margin-right="0cm" fo:line-height="150%" fo:text-indent="0cm" style:auto-text-indent="false"/>
    </style:style>
    <style:style style:name="P29" style:family="paragraph" style:parent-style-name="Standard">
      <style:paragraph-properties fo:margin-left="0cm" fo:margin-right="0cm" fo:line-height="150%" fo:text-indent="0cm" style:auto-text-indent="false"/>
      <style:text-properties officeooo:rsid="0004e859" officeooo:paragraph-rsid="0004e859"/>
    </style:style>
    <style:style style:name="P30" style:family="paragraph" style:parent-style-name="TOC_20_Heading">
      <style:paragraph-properties fo:margin-top="0cm" fo:margin-bottom="0cm" loext:contextual-spacing="false" fo:text-align="center" style:justify-single-word="false"/>
      <style:text-properties style:use-window-font-color="true" style:font-name="Times New Roman" fo:font-weight="bold" style:font-weight-asian="bold" style:font-name-complex="Times New Roman2" style:font-weight-complex="bold"/>
    </style:style>
    <style:style style:name="P31" style:family="paragraph" style:parent-style-name="Heading_20_1">
      <style:paragraph-properties fo:margin-top="0cm" fo:margin-bottom="0cm" loext:contextual-spacing="false" fo:line-height="150%" fo:text-align="center" style:justify-single-word="false" fo:break-before="page"/>
      <style:text-properties style:use-window-font-color="true" style:font-name="Times New Roman" fo:font-size="18pt" fo:font-weight="bold" style:font-size-asian="18pt" style:font-weight-asian="bold" style:font-name-complex="Times New Roman2" style:font-size-complex="18pt" style:font-weight-complex="bold"/>
    </style:style>
    <style:style style:name="P32" style:family="paragraph" style:parent-style-name="Heading_20_2">
      <style:paragraph-properties fo:margin-top="0cm" fo:margin-bottom="0cm" loext:contextual-spacing="false" fo:line-height="150%"/>
      <style:text-properties fo:font-weight="bold" style:font-weight-asian="bold" style:font-name-complex="Times New Roman2" style:font-size-complex="16pt" style:font-weight-complex="bold"/>
    </style:style>
    <style:style style:name="P33" style:family="paragraph" style:parent-style-name="Heading_20_2">
      <style:paragraph-properties fo:text-align="center" style:justify-single-word="false"/>
      <style:text-properties fo:font-weight="bold" style:font-weight-asian="bold" style:font-weight-complex="bold"/>
    </style:style>
    <style:style style:name="P34" style:family="paragraph" style:parent-style-name="Standard">
      <style:paragraph-properties fo:margin-left="9.502cm" fo:margin-right="0cm" fo:text-align="center" style:justify-single-word="false" fo:text-indent="0cm" style:auto-text-indent="false"/>
      <style:text-properties fo:font-variant="small-caps" style:font-name-complex="Times New Roman2" style:font-size-complex="14pt"/>
    </style:style>
    <style:style style:name="P35" style:family="paragraph" style:parent-style-name="Standard">
      <style:paragraph-properties fo:margin-left="9.502cm" fo:margin-right="0cm" fo:text-align="center" style:justify-single-word="false" fo:text-indent="0cm" style:auto-text-indent="false"/>
      <style:text-properties fo:font-size="12pt" style:font-size-asian="12pt" style:font-name-complex="Times New Roman2" style:font-size-complex="12pt"/>
    </style:style>
    <style:style style:name="P36" style:family="paragraph" style:parent-style-name="Heading_20_1" style:list-style-name="WWNum6">
      <style:paragraph-properties fo:margin-top="0cm" fo:margin-bottom="0cm" loext:contextual-spacing="false" fo:line-height="150%" fo:break-before="page"/>
      <style:text-properties style:use-window-font-color="true" style:font-name="Times New Roman" fo:font-size="18pt" fo:font-weight="bold" style:font-size-asian="18pt" style:font-weight-asian="bold" style:font-name-complex="Times New Roman2" style:font-size-complex="18pt" style:font-weight-complex="bold"/>
    </style:style>
    <style:style style:name="P37" style:family="paragraph" style:parent-style-name="Heading_20_1" style:list-style-name="WWNum6">
      <style:paragraph-properties fo:margin-top="0cm" fo:margin-bottom="0cm" loext:contextual-spacing="false" fo:line-height="150%"/>
      <style:text-properties style:use-window-font-color="true" style:font-name="Times New Roman" fo:font-size="18pt" fo:font-weight="bold" style:font-size-asian="18pt" style:font-weight-asian="bold" style:font-name-complex="Times New Roman2" style:font-size-complex="18pt" style:font-weight-complex="bold"/>
    </style:style>
    <style:style style:name="P38" style:family="paragraph" style:parent-style-name="Heading_20_1" style:list-style-name="WWNum6">
      <style:paragraph-properties fo:margin-top="0cm" fo:margin-bottom="0cm" loext:contextual-spacing="false" fo:line-height="150%"/>
      <style:text-properties fo:color="#000000"/>
    </style:style>
    <style:style style:name="P39" style:family="paragraph" style:parent-style-name="Heading_20_2" style:list-style-name="WWNum6">
      <style:paragraph-properties fo:margin-top="0cm" fo:margin-bottom="0cm" loext:contextual-spacing="false" fo:line-height="150%"/>
      <style:text-properties fo:color="#000000" fo:font-weight="normal" officeooo:rsid="000c37fb" officeooo:paragraph-rsid="000c37fb" style:font-weight-asian="normal" style:font-name-complex="Times New Roman2" style:font-weight-complex="normal"/>
    </style:style>
    <style:style style:name="P40" style:family="paragraph" style:parent-style-name="List_20_Paragraph" style:list-style-name="WWNum1">
      <style:paragraph-properties fo:line-height="150%"/>
    </style:style>
    <style:style style:name="P41" style:family="paragraph" style:parent-style-name="List_20_Paragraph" style:list-style-name="WWNum9">
      <style:paragraph-properties fo:line-height="150%"/>
    </style:style>
    <style:style style:name="P42" style:family="paragraph" style:parent-style-name="List_20_Paragraph" style:list-style-name="WWNum8">
      <style:paragraph-properties fo:line-height="150%"/>
    </style:style>
    <style:style style:name="P43" style:family="paragraph" style:parent-style-name="List_20_Paragraph" style:list-style-name="WWNum1">
      <style:paragraph-properties fo:line-height="150%"/>
      <style:text-properties style:font-name-complex="Times New Roman2" style:font-size-complex="14pt"/>
    </style:style>
    <style:style style:name="P44" style:family="paragraph" style:parent-style-name="List_20_Paragraph" style:list-style-name="WWNum2">
      <style:paragraph-properties fo:margin-left="1.752cm" fo:margin-right="0cm" fo:margin-top="0.212cm" fo:margin-bottom="0cm" loext:contextual-spacing="true" fo:line-height="150%" fo:text-indent="-0.635cm" style:auto-text-indent="false"/>
      <style:text-properties style:font-name-complex="Times New Roman2" style:font-size-complex="14pt"/>
    </style:style>
    <style:style style:name="P45" style:family="paragraph" style:parent-style-name="List_20_Paragraph" style:list-style-name="WWNum3">
      <style:paragraph-properties fo:margin-left="0cm" fo:margin-right="0cm" fo:margin-top="0.212cm" fo:margin-bottom="0cm" loext:contextual-spacing="true" fo:line-height="150%" fo:text-indent="1cm" style:auto-text-indent="false"/>
      <style:text-properties style:font-name-complex="Times New Roman2" style:font-size-complex="14pt"/>
    </style:style>
    <style:style style:name="P46" style:family="paragraph" style:parent-style-name="List_20_Paragraph" style:list-style-name="WWNum3">
      <style:paragraph-properties fo:margin-left="0cm" fo:margin-right="0cm" fo:margin-top="0.212cm" fo:margin-bottom="0cm" loext:contextual-spacing="true" fo:line-height="150%" fo:text-indent="1cm" style:auto-text-indent="false"/>
    </style:style>
    <style:style style:name="P47" style:family="paragraph" style:parent-style-name="Standard" style:master-page-name="Standard">
      <style:paragraph-properties fo:text-align="center" style:justify-single-word="false" style:page-number="auto"/>
      <style:text-properties style:font-name-complex="Times New Roman2"/>
    </style:style>
    <style:style style:name="P48" style:family="paragraph" style:parent-style-name="Standard">
      <style:paragraph-properties fo:margin-left="0cm" fo:margin-right="0cm" fo:line-height="150%" fo:text-indent="1.249cm" style:auto-text-indent="false"/>
      <style:text-properties officeooo:paragraph-rsid="000c37fb"/>
    </style:style>
    <style:style style:name="P49" style:family="paragraph" style:parent-style-name="Standard">
      <style:paragraph-properties fo:margin-top="0cm" fo:margin-bottom="0cm" loext:contextual-spacing="false" fo:line-height="150%"/>
    </style:style>
    <style:style style:name="P50" style:family="paragraph" style:parent-style-name="Standard">
      <style:paragraph-properties fo:margin-top="0cm" fo:margin-bottom="0cm" loext:contextual-spacing="false" fo:line-height="150%"/>
      <style:text-properties officeooo:paragraph-rsid="000c37fb"/>
    </style:style>
    <style:style style:name="P51" style:family="paragraph" style:parent-style-name="Standard">
      <style:paragraph-properties fo:margin-top="0cm" fo:margin-bottom="0cm" loext:contextual-spacing="false" fo:line-height="150%"/>
      <style:text-properties officeooo:paragraph-rsid="000d5e84"/>
    </style:style>
    <style:style style:name="P52" style:family="paragraph" style:parent-style-name="Standard">
      <style:paragraph-properties fo:margin-top="0cm" fo:margin-bottom="0cm" loext:contextual-spacing="false" fo:line-height="150%"/>
      <style:text-properties officeooo:paragraph-rsid="0012178a"/>
    </style:style>
    <style:style style:name="P53" style:family="paragraph" style:parent-style-name="Standard">
      <style:paragraph-properties fo:margin-top="0cm" fo:margin-bottom="0cm" loext:contextual-spacing="false" fo:line-height="150%"/>
      <style:text-properties officeooo:paragraph-rsid="00161549"/>
    </style:style>
    <style:style style:name="P54" style:family="paragraph" style:parent-style-name="Standard">
      <style:paragraph-properties fo:margin-top="0cm" fo:margin-bottom="0cm" loext:contextual-spacing="false" fo:line-height="150%"/>
      <style:text-properties fo:font-size="14pt" fo:font-weight="normal" officeooo:paragraph-rsid="000c37fb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margin-top="0cm" fo:margin-bottom="0cm" loext:contextual-spacing="false" fo:line-height="150%"/>
      <style:text-properties fo:font-size="14pt" fo:font-weight="normal" officeooo:paragraph-rsid="000d5e84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margin-top="0cm" fo:margin-bottom="0cm" loext:contextual-spacing="false" fo:line-height="150%"/>
      <style:text-properties fo:font-size="14pt" fo:font-weight="normal" officeooo:paragraph-rsid="0013fe26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margin-top="0cm" fo:margin-bottom="0cm" loext:contextual-spacing="false" fo:line-height="150%"/>
      <style:text-properties officeooo:rsid="0012178a" officeooo:paragraph-rsid="0012178a"/>
    </style:style>
    <style:style style:name="P58" style:family="paragraph" style:parent-style-name="Standard">
      <style:paragraph-properties fo:margin-top="0cm" fo:margin-bottom="0cm" loext:contextual-spacing="false" fo:line-height="150%"/>
      <style:text-properties officeooo:rsid="0012178a" officeooo:paragraph-rsid="0013fe26"/>
    </style:style>
    <style:style style:name="P59" style:family="paragraph" style:parent-style-name="Standard">
      <style:paragraph-properties fo:margin-top="0cm" fo:margin-bottom="0cm" loext:contextual-spacing="false" fo:line-height="150%"/>
      <style:text-properties officeooo:rsid="00161549" officeooo:paragraph-rsid="00161549"/>
    </style:style>
    <style:style style:name="T1" style:family="text">
      <style:text-properties style:font-name-complex="Times New Roman2" style:font-size-complex="14pt"/>
    </style:style>
    <style:style style:name="T2" style:family="text">
      <style:text-properties style:font-name-complex="Times New Roman2" style:font-size-complex="14pt" text:display="true"/>
    </style:style>
    <style:style style:name="T3" style:family="text">
      <style:text-properties officeooo:rsid="0000f079" style:font-name-complex="Times New Roman2" style:font-size-complex="14pt"/>
    </style:style>
    <style:style style:name="T4" style:family="text">
      <style:text-properties officeooo:rsid="00039e7e" style:font-name-complex="Times New Roman2" style:font-size-complex="14pt"/>
    </style:style>
    <style:style style:name="T5" style:family="text">
      <style:text-properties officeooo:rsid="0004e859" style:font-name-complex="Times New Roman2" style:font-size-complex="14pt"/>
    </style:style>
    <style:style style:name="T6" style:family="text">
      <style:text-properties officeooo:rsid="00063f20" style:font-name-complex="Times New Roman2" style:font-size-complex="14pt"/>
    </style:style>
    <style:style style:name="T7" style:family="text">
      <style:text-properties officeooo:rsid="000c37fb" style:font-name-complex="Times New Roman2" style:font-size-complex="14pt"/>
    </style:style>
    <style:style style:name="T8" style:family="text">
      <style:text-properties fo:font-size="12pt" style:font-size-asian="12pt" style:font-name-complex="Times New Roman2" style:font-size-complex="12pt"/>
    </style:style>
    <style:style style:name="T9" style:family="text">
      <style:text-properties fo:font-size="12pt" style:text-underline-style="solid" style:text-underline-width="auto" style:text-underline-color="font-color" style:font-size-asian="12pt" style:font-name-complex="Times New Roman2" style:font-size-complex="12pt"/>
    </style:style>
    <style:style style:name="T10" style:family="text">
      <style:text-properties style:use-window-font-color="true" style:font-name="Times New Roman" fo:font-size="18pt" fo:font-weight="bold" style:font-size-asian="18pt" style:font-weight-asian="bold" style:font-name-complex="Times New Roman2" style:font-size-complex="18pt" style:font-weight-complex="bold"/>
    </style:style>
    <style:style style:name="T11" style:family="text">
      <style:text-properties style:use-window-font-color="true" style:font-name="Times New Roman" fo:font-size="18pt" fo:font-weight="bold" officeooo:rsid="000d5e84" style:font-size-asian="18pt" style:font-weight-asian="bold" style:font-name-complex="Times New Roman2" style:font-size-complex="18pt" style:font-weight-complex="bold"/>
    </style:style>
    <style:style style:name="T12" style:family="text">
      <style:text-properties style:use-window-font-color="true" style:font-name="Times New Roman" fo:font-size="18pt" fo:font-weight="bold" officeooo:rsid="0012178a" style:font-size-asian="18pt" style:font-weight-asian="bold" style:font-name-complex="Times New Roman2" style:font-size-complex="18pt" style:font-weight-complex="bold"/>
    </style:style>
    <style:style style:name="T13" style:family="text">
      <style:text-properties style:use-window-font-color="true" style:font-name="Times New Roman" fo:font-size="18pt" fo:font-weight="bold" officeooo:rsid="0013fe26" style:font-size-asian="18pt" style:font-weight-asian="bold" style:font-name-complex="Times New Roman2" style:font-size-complex="18pt" style:font-weight-complex="bold"/>
    </style:style>
    <style:style style:name="T14" style:family="text">
      <style:text-properties style:use-window-font-color="true" style:font-name="Times New Roman" fo:font-size="18pt" fo:font-weight="bold" officeooo:rsid="00169500" style:font-size-asian="18pt" style:font-weight-asian="bold" style:font-name-complex="Times New Roman2" style:font-size-complex="18pt" style:font-weight-complex="bold"/>
    </style:style>
    <style:style style:name="T15" style:family="text">
      <style:text-properties style:use-window-font-color="true" style:font-name="Times New Roman" fo:font-size="18pt" fo:font-weight="bold" officeooo:rsid="00161549" style:font-size-asian="18pt" style:font-weight-asian="bold" style:font-name-complex="Times New Roman2" style:font-size-complex="18pt" style:font-weight-complex="bold"/>
    </style:style>
    <style:style style:name="T16" style:family="text">
      <style:text-properties style:use-window-font-color="true" style:font-name="Times New Roman" fo:font-size="18pt" fo:font-weight="bold" officeooo:rsid="0018e3a4" style:font-size-asian="18pt" style:font-weight-asian="bold" style:font-name-complex="Times New Roman2" style:font-size-complex="18pt" style:font-weight-complex="bold"/>
    </style:style>
    <style:style style:name="T17" style:family="text">
      <style:text-properties fo:font-weight="bold" style:font-weight-asian="bold" style:font-name-complex="Times New Roman2" style:font-size-complex="14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language-asian="ru" style:country-asian="RU" style:font-name-complex="Times New Roman2" style:font-size-complex="14pt"/>
    </style:style>
    <style:style style:name="T20" style:family="text">
      <style:text-properties fo:language="en" fo:country="US" style:font-name-complex="Times New Roman2" style:font-size-complex="14pt"/>
    </style:style>
    <style:style style:name="T21" style:family="text">
      <style:text-properties style:font-name="Times New Roman" fo:font-size="14pt" officeooo:rsid="0000f079" style:font-size-asian="14pt" style:font-name-complex="Times New Roman2" style:font-size-complex="14pt"/>
    </style:style>
    <style:style style:name="T22" style:family="text">
      <style:text-properties style:font-name="Times New Roman" fo:font-size="14pt" officeooo:rsid="0004e859" style:font-size-asian="14pt" style:font-name-complex="Times New Roman2" style:font-size-complex="14pt"/>
    </style:style>
    <style:style style:name="T23" style:family="text">
      <style:text-properties style:font-name="Times New Roman" fo:font-size="14pt" officeooo:rsid="00063f20" style:font-size-asian="14pt" style:font-name-complex="Times New Roman2" style:font-size-complex="14pt"/>
    </style:style>
    <style:style style:name="T24" style:family="text">
      <style:text-properties style:font-name="Times New Roman" fo:font-size="14pt" officeooo:rsid="000c37fb" style:font-size-asian="14pt" style:font-name-complex="Times New Roman2" style:font-size-complex="14pt"/>
    </style:style>
    <style:style style:name="T25" style:family="text">
      <style:text-properties style:font-name="Times New Roman" fo:font-size="18pt" fo:font-weight="bold" style:font-size-asian="18pt" style:font-weight-asian="bold" style:font-name-complex="Times New Roman2" style:font-size-complex="18pt" style:font-weight-complex="bold"/>
    </style:style>
    <style:style style:name="T26" style:family="text">
      <style:text-properties officeooo:rsid="0004e859"/>
    </style:style>
    <style:style style:name="T27" style:family="text">
      <style:text-properties fo:font-variant="normal" fo:text-transform="none" fo:color="#000000" style:font-name="Times" fo:font-size="14pt" fo:letter-spacing="normal" fo:font-style="normal" fo:font-weight="normal" fo:background-color="transparent" loext:char-shading-value="0" style:font-size-asian="14pt" style:font-size-complex="14pt"/>
    </style:style>
    <style:style style:name="T28" style:family="text">
      <style:text-properties fo:font-variant="normal" fo:text-transform="none" fo:color="#000000" style:text-line-through-style="none" style:text-line-through-type="none" style:font-name="Times" fo:font-size="14pt" fo:letter-spacing="normal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29" style:family="text">
      <style:text-properties fo:font-variant="normal" fo:text-transform="none" fo:color="#000000" style:font-name="Times New Roman1" fo:font-size="14pt" fo:letter-spacing="normal" fo:font-style="normal" fo:font-weight="normal" officeooo:rsid="000c37fb" style:font-size-asian="14pt" style:font-name-complex="Times New Roman2" style:font-size-complex="14pt"/>
    </style:style>
    <style:style style:name="T30" style:family="text">
      <style:text-properties fo:font-variant="normal" fo:text-transform="none" fo:color="#000000" style:font-name="Times New Roman1" fo:font-size="18pt" fo:letter-spacing="normal" fo:font-style="normal" fo:font-weight="bold" style:font-size-asian="18pt" style:font-weight-asian="bold" style:font-name-complex="Times New Roman2" style:font-size-complex="18pt" style:font-weight-complex="bold"/>
    </style:style>
    <style:style style:name="T31" style:family="text">
      <style:text-properties fo:font-variant="normal" fo:text-transform="none" fo:color="#000000" style:font-name="Times New Roman1" fo:font-size="18pt" fo:letter-spacing="normal" fo:font-style="normal" fo:font-weight="bold" officeooo:rsid="000d5e84" style:font-size-asian="18pt" style:font-weight-asian="bold" style:font-name-complex="Times New Roman2" style:font-size-complex="18pt" style:font-weight-complex="bold"/>
    </style:style>
    <style:style style:name="T32" style:family="text">
      <style:text-properties fo:font-variant="normal" fo:text-transform="none" fo:color="#000000" style:font-name="Times New Roman1" fo:letter-spacing="normal" fo:font-style="normal" officeooo:rsid="000d5e84" style:font-name-complex="Times New Roman2"/>
    </style:style>
    <style:style style:name="T33" style:family="text">
      <style:text-properties fo:font-variant="normal" fo:text-transform="none" style:use-window-font-color="true" style:font-name="Times New Roman" fo:font-size="18pt" fo:letter-spacing="normal" fo:font-style="normal" fo:font-weight="bold" officeooo:rsid="000d5e84" style:font-size-asian="18pt" style:font-weight-asian="bold" style:font-name-complex="Times New Roman2" style:font-size-complex="18pt" style:font-weight-complex="bold"/>
    </style:style>
    <style:style style:name="T34" style:family="text">
      <style:text-properties fo:font-variant="normal" fo:text-transform="none" style:use-window-font-color="true" style:font-name="Times New Roman" fo:font-size="18pt" fo:letter-spacing="normal" fo:font-style="normal" fo:font-weight="bold" officeooo:rsid="0012178a" style:font-size-asian="18pt" style:font-weight-asian="bold" style:font-name-complex="Times New Roman2" style:font-size-complex="18pt" style:font-weight-complex="bold"/>
    </style:style>
    <style:style style:name="T35" style:family="text">
      <style:text-properties fo:font-variant="normal" fo:text-transform="none" style:use-window-font-color="true" style:font-name="Times New Roman" fo:font-size="18pt" fo:letter-spacing="normal" fo:font-style="normal" fo:font-weight="bold" officeooo:rsid="0013fe26" style:font-size-asian="18pt" style:font-weight-asian="bold" style:font-name-complex="Times New Roman2" style:font-size-complex="18pt" style:font-weight-complex="bold"/>
    </style:style>
    <style:style style:name="T36" style:family="text">
      <style:text-properties fo:font-variant="normal" fo:text-transform="none" style:use-window-font-color="true" style:font-name="Times New Roman" fo:font-size="18pt" fo:letter-spacing="normal" fo:font-style="normal" fo:font-weight="bold" officeooo:rsid="0014ffc5" style:font-size-asian="18pt" style:font-weight-asian="bold" style:font-name-complex="Times New Roman2" style:font-size-complex="18pt" style:font-weight-complex="bold"/>
    </style:style>
    <style:style style:name="T37" style:family="text">
      <style:text-properties officeooo:rsid="000b0f83"/>
    </style:style>
    <style:style style:name="T38" style:family="text">
      <style:text-properties fo:color="#000000" style:font-name="Times New Roman" fo:font-size="18pt" fo:font-weight="bold" style:font-size-asian="18pt" style:font-weight-asian="bold" style:font-name-complex="Times New Roman2" style:font-size-complex="18pt" style:font-weight-complex="bold"/>
    </style:style>
    <style:style style:name="T39" style:family="text">
      <style:text-properties fo:color="#000000" style:font-name="Times New Roman" fo:font-size="18pt" fo:font-weight="bold" officeooo:rsid="000d5e84" style:font-size-asian="18pt" style:font-weight-asian="bold" style:font-name-complex="Times New Roman2" style:font-size-complex="18pt" style:font-weight-complex="bold"/>
    </style:style>
    <style:style style:name="T40" style:family="text">
      <style:text-properties fo:color="#000000" fo:font-weight="normal" officeooo:rsid="000c37fb" style:font-weight-asian="normal" style:font-name-complex="Times New Roman2" style:font-weight-complex="normal"/>
    </style:style>
    <style:style style:name="T41" style:family="text">
      <style:text-properties fo:color="#000000" officeooo:rsid="000d5e84" style:font-name-complex="Times New Roman2"/>
    </style:style>
    <style:style style:name="T42" style:family="text">
      <style:text-properties fo:color="#000000" fo:font-size="18pt" fo:font-weight="bold" officeooo:rsid="000d5e84" style:font-size-asian="18pt" style:font-weight-asian="bold" style:font-name-complex="Times New Roman2" style:font-size-complex="18pt" style:font-weight-complex="bold"/>
    </style:style>
    <style:style style:name="T43" style:family="text">
      <style:text-properties fo:color="#000000" style:font-name="Times New Roman1" fo:font-size="18pt" fo:font-weight="bold" officeooo:rsid="000d5e84" style:font-size-asian="18pt" style:font-weight-asian="bold" style:font-name-complex="Times New Roman2" style:font-size-complex="18pt" style:font-weight-complex="bold"/>
    </style:style>
    <style:style style:name="T44" style:family="text">
      <style:text-properties style:font-name="Times New Roman1" fo:font-size="14pt" officeooo:rsid="000c37fb" style:font-size-asian="14pt" style:font-name-complex="Times New Roman2" style:font-size-complex="14pt"/>
    </style:style>
    <style:style style:name="T45" style:family="text">
      <style:text-properties officeooo:rsid="000d5e84"/>
    </style:style>
    <style:style style:name="T46" style:family="text">
      <style:text-properties officeooo:rsid="000d7673"/>
    </style:style>
    <style:style style:name="T47" style:family="text">
      <style:text-properties officeooo:rsid="0019447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МИНИСТЕРСТВО НАУКИ И ВЫСШЕГО ОБРАЗОВАНИЯ РФ</text:p>
      <text:p text:style-name="P17">ФЕДЕРАЛЬНОЕ ГОСУДАРСТВЕННОЕ БЮДЖЕТНОЕ <text:line-break/>ОБРАЗОВАТЕЛЬНОЕ УЧРЕЖДЕНИЕ ВЫСШЕГО ОБРАЗОВАНИЯ <text:line-break/>«ВЯТСКИЙ ГОСУДАРСТВЕННЫЙ УНИВЕРСИТЕТ»</text:p>
      <text:p text:style-name="P18">Институт математики и информационных систем</text:p>
      <text:p text:style-name="P17">ФАКУЛЬТЕТ КОМПЬЮТЕРНЫХ И ФИЗИКО-МАТЕМАТИЧЕСКИХ НАУК</text:p>
      <text:p text:style-name="P17">КАФЕДРА ПРИКЛАДНОЙ МАТЕМАТИКИ И ИНФОРМАТИКИ</text:p>
      <text:p text:style-name="P6"/>
      <text:p text:style-name="P34">Допущен к защите</text:p>
      <text:p text:style-name="P35">Заведующий кафедрой ПМИ</text:p>
      <text:p text:style-name="P35">___________________ Е.В. Разова</text:p>
      <text:p text:style-name="P6"/>
      <text:p text:style-name="P6"/>
      <text:p text:style-name="P6"/>
      <text:p text:style-name="P19">Тематическая классификация коротких текстовых сообщений</text:p>
      <text:p text:style-name="P6"/>
      <text:p text:style-name="P6"/>
      <text:p text:style-name="P6">Курсовой проект по дисциплине<text:line-break/>«Проектная и научно-исследовательская деятельность»</text:p>
      <text:p text:style-name="P6"/>
      <text:p text:style-name="P5"/>
      <text:p text:style-name="P10"><text:span text:style-name="T8">Выполнил студент группы ФИб-3301-51-00<text:tab/></text:span><text:span text:style-name="T9"> <text:tab/> </text:span><text:span text:style-name="T8"><text:tab/>/ В.Р.Кочкин /</text:span></text:p>
      <text:p text:style-name="P10"><text:span text:style-name="T8">Руководитель К. п. н., зав. кафедрой ПМИ<text:tab/></text:span><text:span text:style-name="T9"> <text:tab/> </text:span><text:span text:style-name="T8"><text:tab/>/ Е.В.Разова /</text:span></text:p>
      <text:p text:style-name="P7"/>
      <text:p text:style-name="P11"><text:span text:style-name="T8">Работа защищена с оценкой<text:tab/></text:span><text:span text:style-name="T9"> <text:tab/> </text:span><text:span text:style-name="T8"><text:tab/> ____.____.2021 г.</text:span></text:p>
      <text:p text:style-name="P8"/>
      <text:p text:style-name="P12"><text:span text:style-name="T8">Члены комиссии:<text:tab/><text:tab/></text:span><text:span text:style-name="T9"> <text:tab/> </text:span><text:span text:style-name="T8"><text:tab/>/ </text:span><text:span text:style-name="T9"> <text:tab/> </text:span><text:span text:style-name="T8"> /</text:span></text:p>
      <text:p text:style-name="P12"><text:span text:style-name="T8"><text:tab/><text:tab/></text:span><text:span text:style-name="T9"> <text:tab/> </text:span><text:span text:style-name="T8"><text:tab/>/ </text:span><text:span text:style-name="T9"> <text:tab/> </text:span><text:span text:style-name="T8"> /</text:span></text:p>
      <text:p text:style-name="P7"/>
      <text:p text:style-name="P7"/>
      <text:p text:style-name="P7"/>
      <text:p text:style-name="P6">Киров 2021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30"><text:soft-page-break/>Содержание</text:p>
            <text:p text:style-name="P13"/>
          </text:index-title>
          <text:p text:style-name="P1"><text:a xlink:type="simple" xlink:href="#_Toc98962731" text:style-name="Index_20_Link" text:visited-style-name="Index_20_Link"><text:span text:style-name="T17">Введение</text:span></text:a><text:a xlink:type="simple" xlink:href="#_Toc98962731" text:style-name="Index_20_Link" text:visited-style-name="Index_20_Link"><text:span text:style-name="T2"><text:tab/>3</text:span></text:a></text:p>
          <text:p text:style-name="P2"><text:a xlink:type="simple" xlink:href="#_Toc98962732" text:style-name="Index_20_Link" text:visited-style-name="Index_20_Link"><text:span text:style-name="T17">1.</text:span></text:a><text:a xlink:type="simple" xlink:href="#_Toc98962732" text:style-name="Index_20_Link" text:visited-style-name="Index_20_Link"><text:span text:style-name="T19"><text:tab/></text:span></text:a><text:a xlink:type="simple" xlink:href="#_Toc98962732" text:style-name="Index_20_Link" text:visited-style-name="Index_20_Link"><text:span text:style-name="T17">Обзор методов тематической классификации текстов</text:span></text:a><text:a xlink:type="simple" xlink:href="#_Toc98962732" text:style-name="Index_20_Link" text:visited-style-name="Index_20_Link"><text:span text:style-name="T2"><text:tab/>4</text:span></text:a></text:p>
          <text:p text:style-name="P3"><text:a xlink:type="simple" xlink:href="#_Toc98962733" text:style-name="Index_20_Link" text:visited-style-name="Index_20_Link"><text:span text:style-name="T17">1.1</text:span></text:a><text:a xlink:type="simple" xlink:href="#_Toc98962733" text:style-name="Index_20_Link" text:visited-style-name="Index_20_Link"><text:span text:style-name="T19"><text:tab/></text:span></text:a><text:a xlink:type="simple" xlink:href="#_Toc98962733" text:style-name="Index_20_Link" text:visited-style-name="Index_20_Link"><text:span text:style-name="T17">Терминология</text:span></text:a><text:a xlink:type="simple" xlink:href="#_Toc98962733" text:style-name="Index_20_Link" text:visited-style-name="Index_20_Link"><text:span text:style-name="T2"><text:tab/>4</text:span></text:a></text:p>
          <text:p text:style-name="P1"><text:a xlink:type="simple" xlink:href="#_Toc98962734" text:style-name="Index_20_Link" text:visited-style-name="Index_20_Link"><text:span text:style-name="T17">Заключение</text:span></text:a><text:a xlink:type="simple" xlink:href="#_Toc98962734" text:style-name="Index_20_Link" text:visited-style-name="Index_20_Link"><text:span text:style-name="T2"><text:tab/>5</text:span></text:a></text:p>
          <text:p text:style-name="P1"><text:a xlink:type="simple" xlink:href="#_Toc98962735" text:style-name="Index_20_Link" text:visited-style-name="Index_20_Link"><text:span text:style-name="T17">Библиографический список</text:span></text:a><text:a xlink:type="simple" xlink:href="#_Toc98962735" text:style-name="Index_20_Link" text:visited-style-name="Index_20_Link"><text:span text:style-name="T2"><text:tab/>7</text:span></text:a></text:p>
          <text:p text:style-name="P1"><text:a xlink:type="simple" xlink:href="#_Toc98962736" text:style-name="Index_20_Link" text:visited-style-name="Index_20_Link"><text:span text:style-name="T17">Приложения</text:span></text:a><text:a xlink:type="simple" xlink:href="#_Toc98962736" text:style-name="Index_20_Link" text:visited-style-name="Index_20_Link"><text:span text:style-name="T2"><text:tab/>8</text:span></text:a></text:p>
          <text:p text:style-name="P4"><text:a xlink:type="simple" xlink:href="#_Toc98962737" text:style-name="Index_20_Link" text:visited-style-name="Index_20_Link"><text:span text:style-name="T17">Приложение А. Листинг программы</text:span></text:a><text:a xlink:type="simple" xlink:href="#_Toc98962737" text:style-name="Index_20_Link" text:visited-style-name="Index_20_Link"><text:span text:style-name="T2"><text:tab/>8</text:span></text:a></text:p>
          <text:p text:style-name="P14"/>
        </text:index-body>
      </text:table-of-content>
      <text:p text:style-name="P15"/>
      <text:h text:style-name="P31" text:outline-level="1"><text:bookmark-start text:name="_Toc98962731"/>Введение<text:bookmark-end text:name="_Toc98962731"/></text:h>
      <text:p text:style-name="P21"><text:span text:style-name="T3">С каждым днем в интернет</text:span><text:span text:style-name="T4">е появляется</text:span><text:span text:style-name="T3"> огромное количество текстовой информации, и ориентироваться в ней становится практически невозможно. Миллионы новостей, статей</text:span><text:span text:style-name="T6">,</text:span><text:span text:style-name="T3"> блогов </text:span><text:span text:style-name="T5">и </text:span><text:span text:style-name="T23">другие данные</text:span><text:span text:style-name="T3"> ежедневно загружа</text:span><text:span text:style-name="T5">ется</text:span><text:span text:style-name="T3"> во всемирную паутину. Появляется потребность в их тематической классификации для упрощения поиска нужной информации в интернете. Поэтому задача классификации </text:span><text:span text:style-name="T23">текстов</text:span><text:span text:style-name="T3"> </text:span><text:span text:style-name="T21">стала</text:span><text:span text:style-name="T3"> одной из актуальных тем </text:span><text:span text:style-name="T21">нашего времени</text:span><text:span text:style-name="T3">.</text:span></text:p>
      <text:p text:style-name="P48"><text:span text:style-name="T5">На помощь в классификации информации приходит </text:span><text:span text:style-name="T22">популярное</text:span><text:span text:style-name="T5"> на сегодняшний день направление</text:span><text:span text:style-name="T3"> <text:s/></text:span><text:span text:style-name="T5">в </text:span><text:span text:style-name="T24">анализе данных</text:span><text:span text:style-name="T5"> — машинное обучение. </text:span><text:span text:style-name="T7">Это </text:span><text:span text:style-name="T44">н</text:span><text:span text:style-name="T29">аука о том, как заставить искусственный интеллект учиться и действовать как человек, а также сделать так, чтобы он сам постоянно улучшал свое обучение и способности на основе предоставленных нами данных о реальном мире.</text:span></text:p>
      <text:p text:style-name="P28"><text:tab/><text:span text:style-name="T26">Целью работы является обучение качественной модели, способной классифицировать небольшие тексты по темам.</text:span></text:p>
      <text:p text:style-name="P29"><text:tab/>Для достижения поставленной цели должны быть достигнуты следующие задачи: </text:p>
      <text:list xml:id="list1711901758" text:style-name="WWNum1">
        <text:list-item>
          <text:p text:style-name="P40"><text:span text:style-name="T1">провести анализ литературы </text:span><text:span text:style-name="T5">по данной теме</text:span><text:span text:style-name="T20">;</text:span></text:p>
        </text:list-item>
        <text:list-item>
          <text:p text:style-name="P40"><text:span text:style-name="T1">определить предметную область </text:span><text:span text:style-name="T5">текстов</text:span><text:span text:style-name="T1">;</text:span></text:p>
        </text:list-item>
        <text:list-item>
          <text:p text:style-name="P43">подобрать готовый набор данных или написать парсер для его формирования;</text:p>
        </text:list-item>
        <text:list-item>
          <text:p text:style-name="P43">сделать обзор методов тематической классификации текстов;</text:p>
        </text:list-item>
        <text:list-item>
          <text:p text:style-name="P40"><text:span text:style-name="T1">построить </text:span><text:span text:style-name="T6">нейронную </text:span><text:span text:style-name="T1">модель;</text:span></text:p>
        </text:list-item>
        <text:list-item>
          <text:p text:style-name="P43">дать оценку качества построенной модели.</text:p>
        </text:list-item>
      </text:list>
      <text:p text:style-name="P16"/>
      <text:list xml:id="list1466822570" text:style-name="WWNum6">
        <text:list-item>
          <text:h text:style-name="P36" text:outline-level="1"><text:bookmark-start text:name="_Toc74039460"/><text:bookmark-start text:name="_Toc98962732"/><text:s/>Машинное обучение и его применение</text:h>
        </text:list-item>
      </text:list>
      <text:p text:style-name="P23">Машинное обучение – <text:span text:style-name="T27">класс методов </text:span><text:a xlink:type="simple" xlink:href="https://ru.wikipedia.org/wiki/Искусственный_интеллект" text:style-name="Internet_20_link" text:visited-style-name="Visited_20_Internet_20_Link"><text:span text:style-name="T28">искусственного интеллекта</text:span></text:a><text:span text:style-name="T27">, характерной чертой которых является не прямое решение задачи, а обучение за счёт применения решений множества сходных задач. Для построения таких методов используются средства </text:span><text:a xlink:type="simple" xlink:href="https://ru.wikipedia.org/wiki/Математическая_статистика" text:style-name="Internet_20_link" text:visited-style-name="Visited_20_Internet_20_Link"><text:span text:style-name="T28">математической статистики</text:span></text:a><text:span text:style-name="T27">, </text:span><text:a xlink:type="simple" xlink:href="https://ru.wikipedia.org/wiki/Численные_методы" text:style-name="Internet_20_link" text:visited-style-name="Visited_20_Internet_20_Link"><text:span text:style-name="T28">численных методов</text:span></text:a><text:span text:style-name="T27">, </text:span><text:a xlink:type="simple" xlink:href="https://ru.wikipedia.org/wiki/Математический_анализ" text:style-name="Internet_20_link" text:visited-style-name="Visited_20_Internet_20_Link"><text:span text:style-name="T28">математического анализа</text:span></text:a><text:span text:style-name="T27">, </text:span><text:a xlink:type="simple" xlink:href="https://ru.wikipedia.org/wiki/Оптимизация_(математика)" text:style-name="Internet_20_link" text:visited-style-name="Visited_20_Internet_20_Link"><text:span text:style-name="T28">методов оптимизации</text:span></text:a><text:span text:style-name="T27">, </text:span><text:a xlink:type="simple" xlink:href="https://ru.wikipedia.org/wiki/Теория_вероятностей" text:style-name="Internet_20_link" text:visited-style-name="Visited_20_Internet_20_Link"><text:span text:style-name="T28">теории вероятностей</text:span></text:a><text:span text:style-name="T27">, </text:span><text:a xlink:type="simple" xlink:href="https://ru.wikipedia.org/wiki/Теория_графов" text:style-name="Internet_20_link" text:visited-style-name="Visited_20_Internet_20_Link"><text:span text:style-name="T28">теории графов</text:span></text:a><text:span text:style-name="T27">, различные техники работы с </text:span><text:a xlink:type="simple" xlink:href="https://ru.wikipedia.org/wiki/Данные_(вычислительная_техника)" text:style-name="Internet_20_link" text:visited-style-name="Visited_20_Internet_20_Link"><text:span text:style-name="T28">данными в цифровой форме</text:span></text:a><text:span text:style-name="T27">.</text:span> Отчасти это похоже на процесс обучения младенца, который учится самостоятельно классифицировать объекты и события, определять взаимосвязи между ними.</text:p>
      <text:p text:style-name="P22">В основе машинного обучения лежат три одинаково важных компонента:</text:p>
      <text:list xml:id="list3853206576" text:style-name="WWNum9">
        <text:list-item>
          <text:p text:style-name="P41"><text:span text:style-name="T18">Данные. </text:span>Собираются всевозможными способами. Чем больше данных, тем эффективней машинное обучение и точнее будущий результат.</text:p>
        </text:list-item>
        <text:list-item>
          <text:p text:style-name="P41"><text:span text:style-name="T18">Признаки. </text:span>Определяют, на каких параметрах строится машинное обучение.</text:p>
        </text:list-item>
        <text:list-item>
          <text:p text:style-name="P41"><text:span text:style-name="T18">Алгоритм. </text:span>Выбор метода машинного обучения (при условии наличия хороших данных) будет влиять на точность, скорость работы и размер готовой модели.</text:p>
        </text:list-item>
      </text:list>
      <text:p text:style-name="P22">Задачи, которые способно решить машинное обучение, напрямую определяют выгоды для бизнеса и возможности решения социальных проблем государствами разных стран. К основным задачам относятся:</text:p>
      <text:list xml:id="list79643692" text:style-name="WWNum8">
        <text:list-item>
          <text:p text:style-name="P42"><text:span text:style-name="T18">Регрессия.</text:span> Предоставляет прогноз на основе выборки объектов с различными признаками. По итогам анализа данных на выходе получается число или числовой вектор. Например, таким образом работает кредитный скоринг — оценка кредитоспособности потенциального заёмщика.</text:p>
        </text:list-item>
        <text:list-item>
          <text:p text:style-name="P42"><text:span text:style-name="T18">Классификация.</text:span> Выявляет категории объектов на основе имеющихся параметров. Продолжает традиции машинного зрения, поэтому часто <text:soft-page-break/>можно встретить термин «распознавание образов»: например, идентификация разыскиваемых людей по фото или на основании словесного описания внешности.</text:p>
        </text:list-item>
        <text:list-item>
          <text:p text:style-name="P42"><text:span text:style-name="T18">Кластеризация.</text:span> Разделяет данные на схожие категории по объединяющему признаку. Например, космические объекты кластеризируют по удаленности, размерам, типам и другим признакам.</text:p>
        </text:list-item>
        <text:list-item>
          <text:p text:style-name="P42"><text:span text:style-name="T18">Идентификация.</text:span> Отделяет данные с заданными параметрами от остального массива данных. К примеру, участвует в постановке медицинского диагноза по набору симптомов.</text:p>
        </text:list-item>
        <text:list-item>
          <text:p text:style-name="P42"><text:span text:style-name="T18">Прогнозирование.</text:span> Работает с объемами данных за определенный период и предсказывает на основе анализа их значение через заданный период времени. Примером может служить прогноз погоды.</text:p>
        </text:list-item>
        <text:list-item>
          <text:p text:style-name="P42"><text:span text:style-name="T18">Извлечение знаний.</text:span> Исследует зависимости между рядом показателей одного и того же явления или события. Например, находит закономерности во взаимодействии биржевых показателей.</text:p>
        </text:list-item>
      </text:list>
      <text:p text:style-name="P22">В таблице 1.1 перечислены некоторые популярные области применения машинного обучения.</text:p>
      <text:p text:style-name="P20">Таблица 1.1. Популярные области применения машинного обуче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9">Автономные машины</text:p>
            <text:p text:style-name="P9">Анализ эмоциональной окраски (например, классификация рецензий на фильмы на отрицательные, положительные и нейтральные)</text:p>
            <text:p text:style-name="P9">Выявление аномалий</text:p>
            <text:p text:style-name="P9">Выявление закономерностей в данных</text:p>
            <text:p text:style-name="P9">Выявление попыток мошенничества с кредитными картами</text:p>
            <text:p text:style-name="P9">Выявление попыток страхового мошенничества</text:p>
            <text:p text:style-name="P9">Глубокий анализ данных в социальных сетях (Facebook, Twitter, LinkedIn)</text:p>
            <text:p text:style-name="P9">Диагностическая медицина</text:p>
            <text:p text:style-name="P9">Исследование данных</text:p>
            <text:p text:style-name="P9"><text:soft-page-break/>Классификация новостей: спорт, финансы, политика и т. д.</text:p>
            <text:p text:style-name="P9">Классификация электронной почты и выделение спама</text:p>
            <text:p text:style-name="P9">Маркетинг: деление клиентов на группы</text:p>
            <text:p text:style-name="P9">Обнаружение вторжений в компьютерные системы</text:p>
          </table:table-cell>
          <table:table-cell table:style-name="Таблица1.A1" office:value-type="string">
            <text:p text:style-name="P9">Обнаружение объектов в сценах</text:p>
            <text:p text:style-name="P9">Перевод естественных языков (с английского на испанский, с французского на японский и т. д.)</text:p>
            <text:p text:style-name="P9">Прогнозирование временных рядов — например, предсказание будущих котировок акций и прогнозы погоды</text:p>
            <text:p text:style-name="P9">Прогнозирование нарушений выплат ипотечных кредитов</text:p>
            <text:p text:style-name="P9">Прогнозирование оттока клиентов</text:p>
            <text:p text:style-name="P9">Распознавание голоса</text:p>
            <text:p text:style-name="P9">Распознавание лиц</text:p>
            <text:p text:style-name="P9">Распознавание образов и классификация изображений</text:p>
            <text:p text:style-name="P9">Распознавание рукописного текста</text:p>
            <text:p text:style-name="P9"><text:soft-page-break/>Рекомендательные системы («тем, кто купил этот продукт, также понравились…»)</text:p>
            <text:p text:style-name="P9">Сжатие данных</text:p>
            <text:p text:style-name="P9">Фильтрация спама</text:p>
            <text:p text:style-name="P9">Чат-боты</text:p>
          </table:table-cell>
        </table:table-row>
      </table:table>
      <text:h text:style-name="P32" text:outline-level="2"><text:tab/></text:h>
      <text:list xml:id="list173453678646323" text:continue-list="list1466822570" text:style-name="WWNum6">
        <text:list-item>
          <text:h text:style-name="P38" text:outline-level="1"><text:span text:style-name="T25">Обзор </text:span><text:bookmark-end text:name="_Toc74039460"/><text:span text:style-name="T25">методов тематической классификации текстов</text:span><text:bookmark-end text:name="_Toc98962732"/></text:h>
          <text:list>
            <text:list-header>
              <text:h text:style-name="P39" text:outline-level="2"><text:bookmark-start text:name="_Toc74039461"/><text:bookmark-start text:name="_Toc98962733"/>Н<text:bookmark-end text:name="_Toc74039461"/><text:bookmark-end text:name="_Toc98962733"/>а сегодняшний день существует немалое количество методов(<text:span text:style-name="T45">алгоритмов, </text:span>моделей) машинного обучения. В работе будут рассмотрены <text:span text:style-name="T46">и в последующем </text:span>сравнены 3 одни из самых популярных модел<text:span text:style-name="T46">ей</text:span> для обучения классификации данных.</text:h>
            </text:list-header>
          </text:list>
        </text:list-item>
      </text:list>
      <text:p text:style-name="P50"><text:span text:style-name="T40"/></text:p>
      <text:p text:style-name="P50"><text:span text:style-name="T42"><text:tab/>2.1 </text:span><text:span text:style-name="T39">Модель</text:span><text:span text:style-name="T42"> K-ближайших соседей</text:span></text:p>
      <text:p text:style-name="P54"><text:span text:style-name="T41"><text:tab/></text:span></text:p>
      <text:p text:style-name="P51"><text:span text:style-name="T43"><text:tab/>2.2 Модель </text:span><text:span text:style-name="T30">RandomForest</text:span></text:p>
      <text:p text:style-name="P51"><text:span text:style-name="T30"><text:tab/></text:span></text:p>
      <text:p text:style-name="P51"><text:span text:style-name="T43"><text:tab/>2.3 Модель </text:span><text:span text:style-name="T31">LogisticRegression</text:span></text:p>
      <text:p text:style-name="P55"><text:span text:style-name="T32"/></text:p>
      <text:p text:style-name="P56"><text:span text:style-name="T36"><text:tab/>2</text:span><text:span text:style-name="T33">.</text:span><text:span text:style-name="T34">4</text:span><text:span text:style-name="T33"> </text:span><text:span text:style-name="T35">Выводы по разделу</text:span></text:p>
      <text:p text:style-name="P55"><text:span text:style-name="T32"/></text:p>
      <text:list xml:id="list173453337482930" text:continue-numbering="true" text:style-name="WWNum6">
        <text:list-item>
          <text:h text:style-name="P37" text:outline-level="1">Подготовка размеченного корпуса</text:h>
        </text:list-item>
      </text:list>
      <text:p text:style-name="P49"><text:span text:style-name="T10"/></text:p>
      <text:p text:style-name="P53"><text:span text:style-name="T15"><text:tab/>3.1 Поиск и выбор </text:span><text:span text:style-name="T14">корпуса данных</text:span></text:p>
      <text:p text:style-name="P53"><text:span text:style-name="T15"><text:tab/>3.2 Предварительная обработка </text:span><text:span text:style-name="T14">корпуса данных</text:span></text:p>
      <text:p text:style-name="P59"><text:span text:style-name="T10"><text:tab/>3.3 Выводы по разделу</text:span></text:p>
      <text:p text:style-name="P49"><text:soft-page-break/><text:span text:style-name="T10"/></text:p>
      <text:p text:style-name="P57"><text:span text:style-name="T10">4. Обучение моделей</text:span></text:p>
      <text:p text:style-name="P57"><text:span text:style-name="T10"><text:tab/>4.1 Обучение м</text:span><text:span text:style-name="T39">одел</text:span><text:span text:style-name="T38">и</text:span><text:span text:style-name="T39"> K-ближайших соседей</text:span></text:p>
      <text:p text:style-name="P58"><text:span text:style-name="T11"><text:tab/>4.</text:span><text:span text:style-name="T10">2</text:span><text:span text:style-name="T11"> Обучение м</text:span><text:span text:style-name="T39">одели </text:span><text:span text:style-name="T31">RandomForest</text:span></text:p>
      <text:p text:style-name="P58"><text:span text:style-name="T11"><text:tab/>4.</text:span><text:span text:style-name="T10">3</text:span><text:span text:style-name="T11"> Обучение м</text:span><text:span text:style-name="T39">одели </text:span><text:span text:style-name="T31">LogisticRegression</text:span></text:p>
      <text:p text:style-name="P52"><text:span text:style-name="T11"><text:tab/>4.</text:span><text:span text:style-name="T12">4</text:span><text:span text:style-name="T11"> </text:span><text:span text:style-name="T13">Выводы по разделу</text:span></text:p>
      <text:p text:style-name="P57"><text:span text:style-name="T39"/></text:p>
      <text:p text:style-name="P52"><text:span text:style-name="T12">5. Сравнение моделей</text:span></text:p>
      <text:p text:style-name="P52"><text:span text:style-name="T12"><text:tab/></text:span><text:span text:style-name="T16">5.1 Результаты оценщика</text:span></text:p>
      <text:p text:style-name="P52"><text:span text:style-name="T16"><text:tab/>5.2 Выводы по разделу</text:span></text:p>
      <text:h text:style-name="P31" text:outline-level="1"><text:bookmark-start text:name="_Toc74039479"/><text:bookmark-start text:name="_Toc98962734"/>Заключение<text:bookmark-end text:name="_Toc74039479"/><text:bookmark-end text:name="_Toc98962734"/></text:h>
      <text:p text:style-name="P25"/>
      <text:p text:style-name="P25">В данном курсовом проекте были решены все задачи и достигнута поставленная цель. </text:p>
      <text:p text:style-name="P25">Во-первых, был произведен обзор аналогов игры Судоку и выявлен недостающий функционал, а именно отсутствие возможности ввода собственного Судоку и его решения.</text:p>
      <text:p text:style-name="P25">Во-вторых, были рассмотрены алгоритм генерации и алгоритмы решения головоломки, а именно Алгоритм перебора с возвратом и его модификация. Они представлены в виде псевдокода и для наглядности продублированы примерами. Данные алгоритмы были протестированы на различных входных данных, благодаря чему сделаны выводы и выбран оптимальный алгоритм для реализации игрового приложения.</text:p>
      <text:p text:style-name="P25">В-третьих, было спроектировано и разработано приложение Судоку, которое включает в себя следующие функции:</text:p>
      <text:list xml:id="list328015641" text:style-name="WWNum2">
        <text:list-item>
          <text:p text:style-name="P44">Выбор режима игры: генерируемая игра или решение собственного Судоку.</text:p>
        </text:list-item>
        <text:list-item>
          <text:p text:style-name="P44">Выбор размера и сложности игры. Для генерируемой игры доступны размеры 4×4, 9×9, 16×16, 25×25 и сложности легкая, средняя, высокая и эксперт. Для собственной игры доступны размеры 4×4 и 9×9.</text:p>
        </text:list-item>
        <text:list-item>
          <text:p text:style-name="P44">Подсказки для обоих режимов.</text:p>
        </text:list-item>
        <text:list-item>
          <text:p text:style-name="P44">Возможность показать всё решение для обоих режимов.</text:p>
        </text:list-item>
        <text:list-item>
          <text:p text:style-name="P44">Пауза.</text:p>
        </text:list-item>
        <text:list-item>
          <text:p text:style-name="P44">Фоновая музыка, громкостью которой можно управлять из приложения.</text:p>
        </text:list-item>
      </text:list>
      <text:p text:style-name="P26"><text:span text:style-name="T1">В-четвертых, были обработаны все непредвиденные ситуации поведения пользователя при использовании приложения, а также написаны </text:span><text:soft-page-break/><text:span text:style-name="T20">Unit</text:span><text:span text:style-name="T1">-тесты, которые показывают корректность основных методов программы.</text:span></text:p>
      <text:p text:style-name="P25">Таким образом, результатом курсового проекта стало игровое приложение Судоку, основанное на рассмотренных алгоритмах, которые были описаны благодаря анализу научной литературы.</text:p>
      <text:p text:style-name="P27"/>
      <text:h text:style-name="P31" text:outline-level="1"><text:bookmark-start text:name="_Toc74039480"/><text:bookmark-start text:name="_Toc98962735"/>Библиографический список<text:bookmark-end text:name="_Toc74039480"/><text:bookmark-end text:name="_Toc98962735"/></text:h>
      <text:list xml:id="list1566814735" text:style-name="WWNum3">
        <text:list-item>
          <text:p text:style-name="P45"><text:s/>Дейтел Пол, Дейтел Харви. Python: Искусственный интеллект, большие данные и облачные вычисления. — СПб.: Питер, 2020. — 864 с.: ил. — (Серия «Для профессионалов»).</text:p>
        </text:list-item>
        <text:list-item>
          <text:p text:style-name="P45"><text:s/>Рашид, Тарик. Создаем нейронную сеть. : Пер. с англ. — СПб. : ООО “Альфа-книга”, 2017. — 272 с. : ил. — Парал. тит. англ.</text:p>
        </text:list-item>
        <text:list-item>
          <text:p text:style-name="P45"><text:span text:style-name="T37"><text:s/>Флах П. Машинное обучение. Наука и искусство построения алгоритмов, которые извлекают знания из данных / пер. с англ. А. А. Слинкина.- М.: ДМАК Пресс, 2015. - 400 с.: ил.</text:span></text:p>
        </text:list-item>
        <text:list-item>
          <text:p text:style-name="P45"><text:s/><text:span text:style-name="T47">Андреас Мюллер, Сара Гвидо. Введение в машинное обучение с помощью Python. Руководство для специалистов по работе с данными. Москва 2016-2017.</text:span></text:p>
        </text:list-item>
        <text:list-item>
          <text:p text:style-name="P45"><text:s/>Домингос, Педро. Верховный алгоритм: как машинное обучение изменит наш мир / Педро Домингос ; пер. с англ. В. Горохова ; [науч. ред. А. Сбоев, А. Серенко]. — М. : Манн, Иванов и Фербер, 2016. — 336 с.</text:p>
        </text:list-item>
        <text:list-item>
          <text:p text:style-name="P46"><text:span text:style-name="T1"><text:s/></text:span>Шолле Франсуа. Глубокое обучение на Python. — СПб.: Питер, 2018. — 400 с.: ил. — (Серия «Библиотека программиста»).</text:p>
        </text:list-item>
      </text:list>
      <text:h text:style-name="P31" text:outline-level="1"><text:bookmark-start text:name="_Toc98962736"/>Приложения<text:bookmark-end text:name="_Toc98962736"/></text:h>
      <text:p text:style-name="P24"/>
      <text:h text:style-name="P33" text:outline-level="2"><text:bookmark-start text:name="_Toc38539510"/><text:bookmark-start text:name="_Toc98962737"/>Приложение А. Листинг программы<text:bookmark-end text:name="_Toc38539510"/><text:bookmark-end text:name="_Toc98962737"/></text:h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GraphikCy" svg:font-family="GraphikCy, 'Helvetica CY', Arial, sans-serif"/>
    <style:font-face style:name="Lohit Devanagari1" svg:font-family="'Lohit Devanagari'"/>
    <style:font-face style:name="monospace" svg:font-family="monospace"/>
    <style:font-face style:name="sans-serif" svg:font-family="sans-serif"/>
    <style:font-face style:name="zeitung" svg:font-family="zeitung, sans-serif"/>
    <style:font-face style:name="Times" svg:font-family="Times" style:font-family-generic="roman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2cm" fo:margin-bottom="0.212cm" loext:contextual-spacing="false" fo:line-height="108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3pt"/>
    </style:style>
    <style:style style:name="Заголовок_20__28_задачи_29_" style:display-name="Заголовок (задачи)" style:family="paragraph" style:parent-style-name="Heading_20_1" style:next-style-name="Standard" style:default-outline-level="">
      <style:paragraph-properties fo:line-height="100%"/>
      <style:text-properties style:font-name="Times New Roman" fo:font-family="'Times New Roman'" style:font-family-generic="roman" style:font-pitch="variable" fo:font-weight="bold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.212cm" fo:margin-bottom="0.176cm" loext:contextual-spacing="false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212cm" fo:margin-bottom="0.21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_28_задачи_29__20_Знак" style:display-name="Заголовок (задачи) Знак" style:family="text" style:parent-style-name="Заголовок_20_1_20_Знак">
      <style:text-properties fo:color="#2f5496"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3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7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9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0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3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4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5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Владислав Кочкин</meta:initial-creator>
    <meta:editing-cycles>37</meta:editing-cycles>
    <meta:creation-date>2022-03-23T17:36:00</meta:creation-date>
    <dc:date>2022-04-30T17:32:23.033855875</dc:date>
    <meta:generator>LibreOffice/6.4.7.2$Linux_X86_64 LibreOffice_project/40$Build-2</meta:generator>
    <meta:editing-duration>PT1H1M22S</meta:editing-duration>
    <meta:document-statistic meta:table-count="1" meta:image-count="0" meta:object-count="0" meta:page-count="11" meta:paragraph-count="119" meta:word-count="1177" meta:character-count="9076" meta:non-whitespace-character-count="79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